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46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o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emerkung</text:p>
          </table:table-cell>
        </table:table-row>
        <table:table-row table:style-name="ro1">
          <table:table-cell office:value-type="string">
            <text:p>WrapperType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Konzentration auf ProductCmp</text:p>
          </table:table-cell>
          <table:table-cell office:value-type="string">
            <text:p>erledigt</text:p>
          </table:table-cell>
          <table:table-cell office:value-type="string">
            <text:p>Tabelle mit Attributen bzw. Assoziationen als Zeilen und Generationen als Spalten</text:p>
          </table:table-cell>
        </table:table-row>
        <table:table-row table:style-name="ro1">
          <table:table-cell office:value-type="string">
            <text:p>Encoding-Problem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bug konsolenausgaben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Links zu Content-Seiten gehen nich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Default-Package wird nicht angezeigt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Abstract für Klassen und Methoden berücksichtigen</text:p>
          </table:table-cell>
          <table:table-cell office:value-type="string">
            <text:p>erledigt</text:p>
          </table:table-cell>
          <table:table-cell office:value-type="string">
            <text:p>in Darstellung berücksichtigen!</text:p>
          </table:table-cell>
        </table:table-row>
        <table:table-row table:style-name="ro1">
          <table:table-cell office:value-type="string">
            <text:p>Ausgabe ins Testprojektverzeichnis!</text:p>
          </table:table-cell>
          <table:table-cell office:value-type="string">
            <text:p>erledigt</text:p>
          </table:table-cell>
          <table:table-cell office:value-type="string">
            <text:p>Problem: dynamische ermittlung des pfads</text:p>
          </table:table-cell>
        </table:table-row>
        <table:table-row table:style-name="ro1">
          <table:table-cell office:value-type="string">
            <text:p>CSS in Datei auslagern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Treeview</text:p>
          </table:table-cell>
          <table:table-cell office:value-type="string">
            <text:p>erledigt</text:p>
          </table:table-cell>
          <table:table-cell office:value-type="string">
            <text:p>z.B. für Vererbungshierarchie</text:p>
          </table:table-cell>
        </table:table-row>
        <table:table-row table:style-name="ro1">
          <table:table-cell office:value-type="string">
            <text:p>Links: from-Objekt nicht mehr nötig =&gt; raus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Vertragsklassen ohne Produktkomponente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getAttribute od. findAttribute?????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weiter mit Tabellentyp</text:p>
          </table:table-cell>
          <table:table-cell office:value-type="string">
            <text:p>erledigt</text:p>
          </table:table-cell>
          <table:table-cell/>
        </table:table-row>
        <table:table-row table:style-name="ro1">
          <table:table-cell office:value-type="string">
            <text:p>Ableitungen werden nicht angezeigt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rück, auch wenn durch Klassen nicht direkt möglich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Businessfunction klären und dann einbauen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keine Klassen aus abgeleiteten Projekten </text:p>
          </table:table-cell>
          <table:table-cell office:value-type="string">
            <text:p>erledigt</text:p>
          </table:table-cell>
          <table:table-cell office:value-type="string">
            <text:p>z.B. Produktbausteine auf Seiten für Produktbausteintypen ==&gt; Links auf nicht existierende Seiten</text:p>
          </table:table-cell>
        </table:table-row>
        <table:table-row table:style-name="ro1">
          <table:table-cell office:value-type="string">
            <text:p>Bildchen für Menü erstellen</text:p>
          </table:table-cell>
          <table:table-cell office:value-type="string">
            <text:p>offen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.05.2010</text:date>, <text:time>18:2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Dicker</meta:initial-creator>
    <meta:creation-date>2009-12-18T14:19:46</meta:creation-date>
    <dc:date>2010-05-28T18:26:15</dc:date>
    <dc:creator>Stefan Dicker</dc:creator>
    <meta:editing-duration>PT44H48M42S</meta:editing-duration>
    <meta:editing-cycles>21</meta:editing-cycles>
    <meta:generator>OpenOffice.org/3.1$Linux OpenOffice.org_project/310m19$Build-9420</meta:gener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